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AB039DEB1E151B1C7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05cm"/>
    </style:style>
    <style:style style:name="pr1" style:family="presentation" style:parent-style-name="candle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text-properties fo:color="#ffffff" style:font-name="Segoe UI1" fo:font-size="36pt" fo:text-shadow="none" style:font-size-asian="36pt" style:font-size-complex="36pt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36pt" fo:text-shadow="none" style:font-size-asian="36pt" style:font-size-complex="3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36pt" fo:text-shadow="1pt 1pt" style:font-size-asian="36pt" style:font-size-complex="36pt"/>
    </style:style>
    <style:style style:name="T1" style:family="text">
      <style:text-properties fo:color="#ffffff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ffffff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ffffff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ffffff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Segoe UI1" fo:font-size="20pt" fo:text-shadow="none" fo:font-weight="normal" style:font-name-asian="Segoe UI" style:font-size-asian="20pt" style:font-weight-asian="normal" style:font-name-complex="Segoe UI" style:font-size-complex="20pt" style:font-weight-complex="normal"/>
    </style:style>
    <style:style style:name="T6" style:family="text">
      <style:text-properties fo:color="#ffffff" style:font-name="Segoe UI1" fo:font-size="36pt" fo:text-shadow="none" fo:font-weight="normal" style:font-name-asian="Segoe UI" style:font-size-asian="36pt" style:font-weight-asian="normal" style:font-name-complex="Segoe UI" style:font-size-complex="36pt" style:font-weight-complex="normal"/>
    </style:style>
    <style:style style:name="T7" style:family="text">
      <style:text-properties fo:color="#ffffff" style:font-name="Segoe UI1" fo:font-size="20pt" fo:text-shadow="none" fo:font-weight="bold" style:font-name-asian="Segoe UI" style:font-size-asian="20pt" style:font-weight-asian="bold" style:font-name-complex="Segoe UI" style:font-size-complex="20pt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font-name="Segoe UI1" fo:font-size="20pt" fo:text-shadow="1pt 1pt" fo:font-weight="bold" style:font-name-asian="Segoe UI" style:font-size-asian="20pt" style:font-weight-asian="bold" style:font-name-complex="Segoe UI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le2" presentation:presentation-page-layout-name="AL1T0">
        <draw:frame draw:style-name="gr1" draw:text-style-name="P2" draw:layer="layout" svg:width="20.574cm" svg:height="3.063cm" svg:x="1.016cm" svg:y="1.016cm">
          <draw:text-box>
            <text:p text:style-name="P1"><text:span text:style-name="T1">Hymn #368</text:span></text:p>
            <text:p text:style-name="P1"><text:span text:style-name="T2">“</text:span><text:span text:style-name="T2">Angels We Have Heard on High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andle2" presentation:presentation-page-layout-name="AL1T0">
        <draw:frame draw:style-name="gr3" draw:text-style-name="P4" draw:layer="layout" svg:width="20.574cm" svg:height="7.011cm" svg:x="1.016cm" svg:y="1.016cm">
          <draw:text-box>
            <text:p text:style-name="P1"><text:span text:style-name="T3">1.</text:span><text:span text:style-name="T4"> Angels we have heard on high,</text:span><text:span text:style-name="T4"><text:line-break/></text:span><text:span text:style-name="T4">Sweetly singing o’er the plains,</text:span><text:span text:style-name="T4"><text:line-break/></text:span><text:span text:style-name="T4">And the mountains in reply,</text:span><text:span text:style-name="T4"><text:line-break/></text:span><text:span text:style-name="T4">Echoing their joyous strai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andle2" presentation:presentation-page-layout-name="AL1T0">
        <draw:frame draw:style-name="gr4" draw:text-style-name="P6" draw:layer="layout" svg:width="20.574cm" svg:height="3.631cm" svg:x="1.016cm" svg:y="1.016cm">
          <draw:text-box>
            <text:p text:style-name="P5"><text:span text:style-name="T5">Refrain:</text:span><text:span text:style-name="T6"> </text:span><text:span text:style-name="T4">Gloria in excelsis Deo.</text:span><text:span text:style-name="T4"><text:line-break/></text:span><text:span text:style-name="T7"> <text:s text:c="13"/></text:span><text:span text:style-name="T4">Gloria in excelsis De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andle2" presentation:presentation-page-layout-name="AL1T0">
        <draw:frame draw:style-name="gr5" draw:text-style-name="P8" draw:layer="layout" svg:width="21.082cm" svg:height="7.366cm" svg:x="1.016cm" svg:y="1.016cm">
          <draw:text-box>
            <text:p text:style-name="P7"><text:span text:style-name="T8">2.</text:span><text:span text:style-name="T9"> Shepherds, why this jubilee?</text:span><text:span text:style-name="T9"><text:line-break/></text:span><text:span text:style-name="T9">Why your joyous strains prolong?</text:span><text:span text:style-name="T9"><text:line-break/></text:span><text:span text:style-name="T9">What the gladsome tidings be</text:span><text:span text:style-name="T9"><text:line-break/></text:span><text:span text:style-name="T9">Which inspire your heav’nly song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andle2" presentation:presentation-page-layout-name="AL1T0">
        <draw:frame draw:style-name="gr4" draw:text-style-name="P10" draw:layer="layout" svg:width="20.574cm" svg:height="3.631cm" svg:x="1.016cm" svg:y="1.016cm">
          <draw:text-box>
            <text:p text:style-name="P5"><text:span text:style-name="T5">Refrain:</text:span><text:span text:style-name="T6"> </text:span><text:span text:style-name="T4">Gloria in excelsis Deo.</text:span><text:span text:style-name="T4"><text:line-break/></text:span><text:span text:style-name="T7"> <text:s text:c="13"/></text:span><text:span text:style-name="T4">Gloria in excelsis De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andle2" presentation:presentation-page-layout-name="AL1T0">
        <draw:frame draw:style-name="gr6" draw:text-style-name="P8" draw:layer="layout" svg:width="21.336cm" svg:height="7.62cm" svg:x="1.016cm" svg:y="1.016cm">
          <draw:text-box>
            <text:p text:style-name="P7"><text:span text:style-name="T8">3.</text:span><text:span text:style-name="T9"> Come to Bethlehem and see</text:span><text:span text:style-name="T9"><text:line-break/></text:span><text:span text:style-name="T9">Him whose birth the angels sing;</text:span><text:span text:style-name="T9"><text:line-break/></text:span><text:span text:style-name="T9">Come, adore on bended knee</text:span><text:span text:style-name="T9"><text:line-break/></text:span><text:span text:style-name="T9">Christ the Lord, the newborn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andle2" presentation:presentation-page-layout-name="AL1T0">
        <draw:frame draw:style-name="gr7" draw:text-style-name="P11" draw:layer="layout" svg:width="20.574cm" svg:height="12.091cm" svg:x="1.016cm" svg:y="1.016cm">
          <draw:text-box>
            <text:p text:style-name="P5"><text:span text:style-name="T5">Refrain:</text:span><text:span text:style-name="T6"> </text:span><text:span text:style-name="T4">Gloria in excelsis Deo.</text:span><text:span text:style-name="T4"><text:line-break/></text:span><text:span text:style-name="T7"> <text:s text:c="13"/></text:span><text:span text:style-name="T4">Gloria in excelsis Deo.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><text:s text:c="6"/></text:span><text:span text:style-name="T7"><text:s text:c="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2AB039DEB1E151B1C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ndle2-background" style:family="presentation">
      <style:graphic-properties draw:stroke="none" draw:fill="bitmap" draw:fill-image-name="background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1:01:13.230000000</meta:creation-date>
    <dc:title>candle2</dc:title>
    <meta:editing-duration>PT17M34S</meta:editing-duration>
    <meta:editing-cycles>3</meta:editing-cycles>
    <meta:generator>LibreOffice/5.4.2.2$Windows_X86_64 LibreOffice_project/22b09f6418e8c2d508a9eaf86b2399209b0990f4</meta:generator>
    <meta:initial-creator>Arthur Hoch</meta:initial-creator>
    <dc:date>2016-12-13T22:36:24.355000000</dc:date>
    <meta:document-statistic meta:object-count="42"/>
    <meta:template xlink:type="simple" xlink:actuate="onRequest" xlink:title="candle2" xlink:href="../../AppData/Roaming/LibreOffice/4/user/template/candle2.otp" meta:date="2014-12-21T21:01:12.949000000"/>
  </office:meta>
</office:document-meta>
</file>